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7.2015 to 31.7.2015) by RRU</text:p>
      <text:list xml:id="list83951775" text:style-name="L1">
        <text:list-header>
          <text:p text:style-name="P2"/>
        </text:list-header>
      </text:list>
      <text:list xml:id="list1044025511" text:style-name="L2">
        <text:list-item>
          <text:list>
            <text:list-item>
              <text:list>
                <text:list-item>
                  <text:p text:style-name="P4">Working ON FE command over serial link with CPK.</text:p>
                  <text:p text:style-name="P5"/>
                </text:list-item>
                <text:list-item>
                  <text:p text:style-name="P6">Working on shared memory design, had discussion with Deepak. It was agreed upon that command-response will be having separate shared memory &amp; <text:s/>continuous 1 second memory will be having separate shared memory.</text:p>
                  <text:p text:style-name="P6"/>
                </text:list-item>
                <text:list-item>
                  <text:p text:style-name="P3">Tested the USB-RS485 program on FE Lab's new laptop with Telemetry Lab set up With Mr.Gaurav P.</text:p>
                  <text:p text:style-name="P3"/>
                </text:list-item>
                <text:list-item>
                  <text:p text:style-name="P3">Working with CPK for FE command implementation. Checked all command parameters. CPK is able to generate all bit patterns for all command parameters.</text:p>
                  <text:p text:style-name="P3"/>
                </text:list-item>
                <text:list-item>
                  <text:p text:style-name="P3">Working with CPK for FE command implementation &amp; testing. All bit pattern are reflecting on LED Test jig. Had discussion about FE program. 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5-11-23T15:35:13</dc:date>
    <dc:creator>teleset </dc:creator>
    <meta:editing-duration>PT36M</meta:editing-duration>
    <meta:editing-cycles>35</meta:editing-cycles>
    <meta:generator>LibreOffice/3.4$Linux LibreOffice_project/340m1$Build-602</meta:generator>
    <meta:document-statistic meta:table-count="0" meta:image-count="0" meta:object-count="0" meta:page-count="1" meta:paragraph-count="6" meta:word-count="118" meta:character-count="706" meta:non-whitespace-character-count="589"/>
  </office:meta>
</office:document-meta>
</file>